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2.4583in">
        <style:tab-stops/>
      </style:paragraph-properties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T15" style:parent-style-name="Policepardéfaut" style:family="text">
      <style:text-properties fo:font-size="12pt" style:font-size-asian="12pt" style:font-size-complex="12pt"/>
    </style:style>
    <style:style style:name="T1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7" style:parent-style-name="Policepardéfaut" style:family="text">
      <style:text-properties fo:font-size="12pt" style:font-size-asian="12pt" style:font-size-complex="12pt"/>
    </style:style>
    <style:style style:name="T1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9" style:parent-style-name="Policepardéfaut" style:family="text">
      <style:text-properties fo:font-size="12pt" style:font-size-asian="12pt" style:font-size-complex="12pt"/>
    </style:style>
    <style:style style:name="T20" style:parent-style-name="Policepardéfaut" style:family="text">
      <style:text-properties fo:font-size="12pt" style:font-size-asian="12pt" style:font-size-complex="12pt"/>
    </style:style>
    <style:style style:name="T2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22" style:parent-style-name="Policepardéfaut" style:family="text">
      <style:text-properties fo:font-size="12pt" style:font-size-asian="12pt" style:font-size-complex="12pt"/>
    </style:style>
    <style:style style:name="T23" style:parent-style-name="Policepardéfaut" style:family="text">
      <style:text-properties fo:font-size="12pt" style:font-size-asian="12pt" style:font-size-complex="12pt"/>
    </style:style>
    <style:style style:name="T2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25" style:parent-style-name="Policepardéfaut" style:family="text">
      <style:text-properties fo:font-size="12pt" style:font-size-asian="12pt" style:font-size-complex="12pt"/>
    </style:style>
    <style:style style:name="T26" style:parent-style-name="Policepardéfaut" style:family="text">
      <style:text-properties fo:font-size="12pt" style:font-size-asian="12pt" style:font-size-complex="12pt"/>
    </style:style>
    <style:style style:name="T27" style:parent-style-name="Policepardéfaut" style:family="text">
      <style:text-properties fo:font-size="12pt" style:font-size-asian="12pt" style:font-size-complex="12pt"/>
    </style:style>
    <style:style style:name="T2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29" style:parent-style-name="Policepardéfaut" style:family="text">
      <style:text-properties fo:font-size="12pt" style:font-size-asian="12pt" style:font-size-complex="12pt"/>
    </style:style>
    <style:style style:name="T30" style:parent-style-name="Policepardéfaut" style:family="text">
      <style:text-properties fo:font-size="12pt" style:font-size-asian="12pt" style:font-size-complex="12pt"/>
    </style:style>
    <style:style style:name="T3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2" style:parent-style-name="Policepardéfaut" style:family="text">
      <style:text-properties fo:font-size="12pt" style:font-size-asian="12pt" style:font-size-complex="12pt"/>
    </style:style>
    <style:style style:name="T33" style:parent-style-name="Policepardéfaut" style:family="text">
      <style:text-properties fo:font-size="12pt" style:font-size-asian="12pt" style:font-size-complex="12pt"/>
    </style:style>
    <style:style style:name="T3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5" style:parent-style-name="Policepardéfaut" style:family="text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T38" style:parent-style-name="Policepardéfaut" style:family="text">
      <style:text-properties fo:font-size="12pt" style:font-size-asian="12pt" style:font-size-complex="12pt"/>
    </style:style>
    <style:style style:name="T3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0" style:parent-style-name="Policepardéfaut" style:family="text">
      <style:text-properties fo:font-size="12pt" style:font-size-asian="12pt" style:font-size-complex="12pt"/>
    </style:style>
    <style:style style:name="T41" style:parent-style-name="Policepardéfaut" style:family="text">
      <style:text-properties fo:font-size="12pt" style:font-size-asian="12pt" style:font-size-complex="12pt"/>
    </style:style>
    <style:style style:name="T4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3" style:parent-style-name="Policepardéfaut" style:family="text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Analyse de cas</text:p>
      <text:p text:style-name="P2"/>
      <text:p text:style-name="P3">CONSEQUENCES</text:p>
      <text:p text:style-name="P4">-Empêche l’entreprise de fonctionner.<text:s/></text:p>
      <text:p text:style-name="P5">-Diffuser des informations confidentielles.<text:s/></text:p>
      <text:p text:style-name="P6">-Fraude financière.<text:s/></text:p>
      <text:p text:style-name="P7">-être les 3 en même temps…<text:s/></text:p>
      <text:p text:style-name="P8">CAUSES</text:p>
      <text:p text:style-name="P9">-Vengeance confidentielles<text:s/></text:p>
      <text:p text:style-name="P10">-opportunisme<text:s/></text:p>
      <text:p text:style-name="P11">-spéculation<text:s/>économique<text:s/></text:p>
      <text:p text:style-name="P12">-casse interne (sabotage)<text:s/></text:p>
      <text:p text:style-name="P13"/>
      <text:p text:style-name="P14">Qui sont les acteurs ?<text:s/></text:p>
      <text:p text:style-name="Normal"><text:span text:style-name="T15">-</text:span><text:span text:style-name="T16">Script Kiddies</text:span><text:span text:style-name="T17">,<text:s/></text:span><text:span text:style-name="T18">Lamer</text:span><text:span text:style-name="T19"><text:s/>(Noob) (enfant optimiste)<text:s/></text:span></text:p>
      <text:p text:style-name="Normal"><text:span text:style-name="T20">-</text:span><text:span text:style-name="T21">hacktiviste</text:span><text:span text:style-name="T22"><text:s/>(prévisible car défende leurs causes mais prêt à tout)</text:span></text:p>
      <text:p text:style-name="Normal"><text:span text:style-name="T23">-</text:span><text:span text:style-name="T24">hackers</text:span><text:span text:style-name="T25"><text:s/>(détourne un Object de son usage premier pour une usage<text:s/></text:span><text:span text:style-name="T26">second)</text:span></text:p>
      <text:p text:style-name="Normal"><text:span text:style-name="T27">-</text:span><text:span text:style-name="T28">white Hats</text:span><text:span text:style-name="T29"><text:s/>(font ça pour le bien de tous, travaille en informatique)<text:s/></text:span></text:p>
      <text:p text:style-name="Normal"><text:span text:style-name="T30">-</text:span><text:span text:style-name="T31">black Hats</text:span><text:span text:style-name="T32"><text:s/>(agir pour faire le mal, faire des dégâts à tout le monde)<text:s/></text:span></text:p>
      <text:p text:style-name="Normal"><text:span text:style-name="T33">-</text:span><text:span text:style-name="T34">Grey Hats<text:s/></text:span><text:span text:style-name="T35">(agis pour le bien ou le mal en fonction de ses envies)<text:s/></text:span></text:p>
      <text:p text:style-name="P36"/>
      <text:p text:style-name="P37"/>
      <text:p text:style-name="Normal"><text:span text:style-name="T38">-</text:span><text:span text:style-name="T39">Cracker</text:span><text:span text:style-name="T40"><text:s/>(spécialisé dans le craqua</text:span><text:span text:style-name="T41">ge de MPD)<text:s/></text:span></text:p>
      <text:p text:style-name="Normal"><text:span text:style-name="T42">-Phreaker</text:span><text:span text:style-name="T43"><text:s/>(spécialisé dans les périphériques mobiles)<text:s/></text:span></text:p>
      <text:p text:style-name="Normal"/>
      <text:p text:style-name="P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es ANDUZE</meta:initial-creator>
    <dc:creator>Jules ANDUZE</dc:creator>
    <meta:creation-date>2023-09-20T08:18:00Z</meta:creation-date>
    <dc:date>2023-09-20T11:06:00Z</dc:date>
    <meta:template xlink:href="Normal" xlink:type="simple"/>
    <meta:editing-cycles>6</meta:editing-cycles>
    <meta:editing-duration>PT5700S</meta:editing-duration>
    <meta:document-statistic meta:page-count="1" meta:paragraph-count="1" meta:word-count="122" meta:character-count="796" meta:row-count="5" meta:non-whitespace-character-count="675"/>
  </office:meta>
</office:document-meta>
</file>